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8pt" fo:font-weight="bold" officeooo:rsid="001db98f" officeooo:paragraph-rsid="001db98f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2pt" fo:font-weight="bold" officeooo:rsid="001db98f" officeooo:paragraph-rsid="001db98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8pt" fo:font-weight="normal" officeooo:rsid="001db98f" officeooo:paragraph-rsid="001db98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1db98f" officeooo:paragraph-rsid="001db98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b98f" officeooo:paragraph-rsid="001db9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1dc6a9" officeooo:paragraph-rsid="001dc6a9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1db98f" officeooo:paragraph-rsid="001db98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dc6a9" officeooo:paragraph-rsid="001dc6a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0f453" officeooo:paragraph-rsid="0020f4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20f453" officeooo:paragraph-rsid="0020f453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corporel</text:p>
      <text:p text:style-name="P3">01:Généralités</text:p>
      <text:p text:style-name="P2"/>
      <text:p text:style-name="P4">- Expressions du visage</text:p>
      <text:p text:style-name="P4">- Posture du corps</text:p>
      <text:p text:style-name="P4"/>
      <text:p text:style-name="P8">I. Caractéristiques du langage corporel</text:p>
      <text:p text:style-name="P5">55 %: Langage corporel</text:p>
      <text:p text:style-name="P5">38 %: Voix</text:p>
      <text:p text:style-name="P5">7 %: Mots</text:p>
      <text:p text:style-name="P5"/>
      <text:p text:style-name="P7">Interprétation complexe :</text:p>
      <text:p text:style-name="P6">- Personnalité<text:tab/><text:tab/>- Culture<text:tab/>- Canal non verbal (kinésique,haptique,proxémique)</text:p>
      <text:p text:style-name="P6">- Tenue</text:p>
      <text:p text:style-name="P6"/>
      <text:p text:style-name="P11">II. Différents signaux corporels</text:p>
      <text:p text:style-name="P10">- Posture et démarche<text:tab/><text:tab/>- Mimique faciale<text:tab/><text:tab/>- Gestuelle<text:tab/><text:tab/>- Voix/Informatio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36:40.293543850</meta:creation-date>
    <dc:date>2017-09-27T11:31:09.716500362</dc:date>
    <meta:editing-duration>PT24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55" meta:character-count="364" meta:non-whitespace-character-count="318"/>
  </office:meta>
</office:document-meta>
</file>